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96d00"/>
    </style:style>
    <style:style style:name="P2" style:family="paragraph" style:parent-style-name="Standard">
      <style:text-properties officeooo:paragraph-rsid="000afe2d"/>
    </style:style>
    <style:style style:name="T1" style:family="text">
      <style:text-properties officeooo:rsid="00096d00"/>
    </style:style>
    <style:style style:name="T2" style:family="text">
      <style:text-properties officeooo:rsid="000afe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Analyze an Android forensic image and produce a professional investigation report.</text:p>
      <text:p text:style-name="Standard"/>
      <text:p text:style-name="Standard"/>
      <text:p text:style-name="Standard"><text:s text:c="57"/>Case Summary</text:p>
      <text:p text:style-name="Standard"/>
      <text:p text:style-name="Standard">Case ID: DF-<text:span text:style-name="T1">NOKIA_6230 </text:span>-2025-07</text:p>
      <text:p text:style-name="Standard">Investigator: <text:span text:style-name="T1">OLADEJI SODEEQ</text:span></text:p>
      <text:p text:style-name="Standard">Date of Analysis: <text:span text:style-name="T1">JULY 2025</text:span></text:p>
      <text:p text:style-name="Standard">Device: <text:span text:style-name="T1">NOKIA 6230</text:span></text:p>
      <text:p text:style-name="Standard">Image Hash (SHA-256): 2f3e9d13c8…</text:p>
      <text:p text:style-name="Standard">Description: Binary images recovered from a Nokia T630 mobile device</text:p>
      <text:p text:style-name="Standard"/>
      <text:p text:style-name="Standard"/>
      <text:p text:style-name="Standard"><text:s text:c="61"/>Tools Used</text:p>
      <text:p text:style-name="Standard"><text:s/></text:p>
      <text:p text:style-name="P1">Binwalk : Extract <text:span text:style-name="Strong_20_Emphasis">firmware images </text:span><text:span text:style-name="Strong_20_Emphasis"><text:span text:style-name="T1">from Phone </text:span></text:span></text:p>
      <text:p text:style-name="P1">Foremost : Recover <text:span text:style-name="Strong_20_Emphasis">deleted files</text:span> (images, documents, etc.) from disk images or memory dumps.</text:p>
      <text:p text:style-name="Standard">ExifTool <text:s/>: Extract <text:span text:style-name="Strong_20_Emphasis">EXIF metadata</text:span> (camera model, GPS, date/time) from photos</text:p>
      <text:p text:style-name="Standard">sha256sum : <text:s/>Generates a <text:span text:style-name="Strong_20_Emphasis">SHA-256 cryptographic hash</text:span> of a file.</text:p>
      <text:p text:style-name="Standard"/>
      <text:p text:style-name="Standard"/>
      <text:p text:style-name="Standard"><text:s text:c="58"/>Basic File Information</text:p>
      <text:p text:style-name="Standard"/>
      <text:p text:style-name="Standard"/>
      <text:p text:style-name="P2"><text:s text:c="33"/>======== extracted_bilder/jpg/00001542.jpg======== </text:p>
      <text:p text:style-name="Standard">ExifTool Version Number <text:s text:c="8"/>: 13.25</text:p>
      <text:p text:style-name="Standard">File Name <text:s text:c="22"/>: 00001542.jpg</text:p>
      <text:p text:style-name="Standard">Directory <text:s text:c="22"/>: extracted_bilder/jpg</text:p>
      <text:p text:style-name="Standard">File Size <text:s text:c="22"/>: 29 kB</text:p>
      <text:p text:style-name="Standard">File Modification Date/Time <text:s text:c="4"/>: 2025:07:31 06:32:35-04:00</text:p>
      <text:p text:style-name="Standard">File Access Date/Time <text:s text:c="10"/>: 2025:07:31 06:32:35-04:00</text:p>
      <text:p text:style-name="Standard">File Inode Change Date/Time <text:s text:c="4"/>: 2025:07:31 06:32:35-04:00</text:p>
      <text:p text:style-name="Standard">File Permissions <text:s text:c="15"/>: -rw-rw-r--</text:p>
      <text:p text:style-name="Standard">File Type <text:s text:c="22"/>: JPEG</text:p>
      <text:p text:style-name="Standard">File Type Extension <text:s text:c="12"/>: jpg</text:p>
      <text:p text:style-name="Standard">MIME Type <text:s text:c="22"/>: image/jpeg</text:p>
      <text:p text:style-name="Standard">JFIF Version <text:s text:c="19"/>: 1.01</text:p>
      <text:p text:style-name="Standard">Resolution Unit <text:s text:c="16"/>: None</text:p>
      <text:p text:style-name="Standard">X Resolution <text:s text:c="19"/>: 1</text:p>
      <text:p text:style-name="Standard">Y Resolution <text:s text:c="19"/>: 1</text:p>
      <text:p text:style-name="Standard">Image Width <text:s text:c="20"/>: 640</text:p>
      <text:p text:style-name="Standard">Image Height <text:s text:c="19"/>: 480</text:p>
      <text:p text:style-name="Standard">Encoding Process <text:s text:c="15"/>: Baseline DCT, Huffman coding</text:p>
      <text:p text:style-name="Standard">Bits Per Sample <text:s text:c="16"/>: 8</text:p>
      <text:p text:style-name="Standard">Color Components <text:s text:c="15"/>: 3</text:p>
      <text:p text:style-name="Standard">Y Cb Cr Sub Sampling <text:s text:c="11"/>: YCbCr4:2:2 (2 1)</text:p>
      <text:p text:style-name="Standard">Image Size <text:s text:c="21"/>: 640x480</text:p>
      <text:p text:style-name="Standard">Megapixels <text:s text:c="21"/>: 0.307</text:p>
      <text:p text:style-name="P2"><text:soft-page-break/><text:s text:c="33"/>======== extracted_bilder/jpg/00008502.jpg======== </text:p>
      <text:p text:style-name="Standard">ExifTool Version Number <text:s text:c="8"/>: 13.25</text:p>
      <text:p text:style-name="Standard">File Name <text:s text:c="22"/>: 00008502.jpg</text:p>
      <text:p text:style-name="Standard">Directory <text:s text:c="22"/>: extracted_bilder/jpg</text:p>
      <text:p text:style-name="Standard">File Size <text:s text:c="22"/>: 17 kB</text:p>
      <text:p text:style-name="Standard">File Modification Date/Time <text:s text:c="4"/>: 2025:07:31 06:32:35-04:00</text:p>
      <text:p text:style-name="Standard">File Access Date/Time <text:s text:c="10"/>: 2025:07:31 06:32:35-04:00</text:p>
      <text:p text:style-name="Standard">File Inode Change Date/Time <text:s text:c="4"/>: 2025:07:31 06:32:35-04:00</text:p>
      <text:p text:style-name="Standard">File Permissions <text:s text:c="15"/>: -rw-rw-r--</text:p>
      <text:p text:style-name="Standard">File Type <text:s text:c="22"/>: JPEG</text:p>
      <text:p text:style-name="Standard">File Type Extension <text:s text:c="12"/>: jpg</text:p>
      <text:p text:style-name="Standard">MIME Type <text:s text:c="22"/>: image/jpeg</text:p>
      <text:p text:style-name="Standard">JFIF Version <text:s text:c="19"/>: 1.01</text:p>
      <text:p text:style-name="Standard">Resolution Unit <text:s text:c="16"/>: None</text:p>
      <text:p text:style-name="Standard">X Resolution <text:s text:c="19"/>: 1</text:p>
      <text:p text:style-name="Standard">Y Resolution <text:s text:c="19"/>: 1</text:p>
      <text:p text:style-name="Standard">Image Width <text:s text:c="20"/>: 288</text:p>
      <text:p text:style-name="Standard">Image Height <text:s text:c="19"/>: 352</text:p>
      <text:p text:style-name="Standard">Encoding Process <text:s text:c="15"/>: Baseline DCT, Huffman coding</text:p>
      <text:p text:style-name="Standard">Bits Per Sample <text:s text:c="16"/>: 8</text:p>
      <text:p text:style-name="Standard">Color Components <text:s text:c="15"/>: 3</text:p>
      <text:p text:style-name="Standard">Y Cb Cr Sub Sampling <text:s text:c="11"/>: YCbCr4:2:2 (2 1)</text:p>
      <text:p text:style-name="Standard">Image Size <text:s text:c="21"/>: 288x352</text:p>
      <text:p text:style-name="Standard">Megapixels <text:s text:c="21"/>: 0.101</text:p>
      <text:p text:style-name="Standard"/>
      <text:p text:style-name="P2"><text:s text:c="33"/>======== extracted_bilder/jpg/00001608.jpg======== </text:p>
      <text:p text:style-name="Standard">ExifTool Version Number <text:s text:c="8"/>: 13.25</text:p>
      <text:p text:style-name="Standard">File Name <text:s text:c="22"/>: 00001608.jpg</text:p>
      <text:p text:style-name="Standard">Directory <text:s text:c="22"/>: extracted_bilder/jpg</text:p>
      <text:p text:style-name="Standard">File Size <text:s text:c="22"/>: 4.7 kB</text:p>
      <text:p text:style-name="Standard">File Modification Date/Time <text:s text:c="4"/>: 2025:07:31 06:32:35-04:00</text:p>
      <text:p text:style-name="Standard">File Access Date/Time <text:s text:c="10"/>: 2025:07:31 06:32:35-04:00</text:p>
      <text:p text:style-name="Standard">File Inode Change Date/Time <text:s text:c="4"/>: 2025:07:31 06:32:35-04:00</text:p>
      <text:p text:style-name="Standard">File Permissions <text:s text:c="15"/>: -rw-rw-r--</text:p>
      <text:p text:style-name="Standard">File Type <text:s text:c="22"/>: JPEG</text:p>
      <text:p text:style-name="Standard">File Type Extension <text:s text:c="12"/>: jpg</text:p>
      <text:p text:style-name="Standard">MIME Type <text:s text:c="22"/>: image/jpeg</text:p>
      <text:p text:style-name="Standard">JFIF Version <text:s text:c="19"/>: 1.01</text:p>
      <text:p text:style-name="Standard">Resolution Unit <text:s text:c="16"/>: None</text:p>
      <text:p text:style-name="Standard">X Resolution <text:s text:c="19"/>: 1</text:p>
      <text:p text:style-name="Standard">Y Resolution <text:s text:c="19"/>: 1</text:p>
      <text:p text:style-name="Standard">Image Width <text:s text:c="20"/>: 160</text:p>
      <text:p text:style-name="Standard">Image Height <text:s text:c="19"/>: 120</text:p>
      <text:p text:style-name="Standard">Encoding Process <text:s text:c="15"/>: Baseline DCT, Huffman coding</text:p>
      <text:p text:style-name="Standard">Bits Per Sample <text:s text:c="16"/>: 8</text:p>
      <text:p text:style-name="Standard">Color Components <text:s text:c="15"/>: 3</text:p>
      <text:p text:style-name="Standard">Y Cb Cr Sub Sampling <text:s text:c="11"/>: YCbCr4:2:0 (2 2)</text:p>
      <text:p text:style-name="Standard">Image Size <text:s text:c="21"/>: 160x120</text:p>
      <text:p text:style-name="Standard">Megapixels <text:s text:c="21"/>: 0.019</text:p>
      <text:p text:style-name="P2"><text:soft-page-break/><text:s text:c="34"/>======== extracted_bilder/jpg/00000790.jpg======== </text:p>
      <text:p text:style-name="Standard">ExifTool Version Number <text:s text:c="8"/>: 13.25</text:p>
      <text:p text:style-name="Standard">File Name <text:s text:c="22"/>: 00000790.jpg</text:p>
      <text:p text:style-name="Standard">Directory <text:s text:c="22"/>: extracted_bilder/jpg</text:p>
      <text:p text:style-name="Standard">File Size <text:s text:c="22"/>: 35 kB</text:p>
      <text:p text:style-name="Standard">File Modification Date/Time <text:s text:c="4"/>: 2025:07:31 06:32:35-04:00</text:p>
      <text:p text:style-name="Standard">File Access Date/Time <text:s text:c="10"/>: 2025:07:31 06:32:35-04:00</text:p>
      <text:p text:style-name="Standard">File Inode Change Date/Time <text:s text:c="4"/>: 2025:07:31 06:32:35-04:00</text:p>
      <text:p text:style-name="Standard">File Permissions <text:s text:c="15"/>: -rw-rw-r--</text:p>
      <text:p text:style-name="Standard">File Type <text:s text:c="22"/>: JPEG</text:p>
      <text:p text:style-name="Standard">File Type Extension <text:s text:c="12"/>: jpg</text:p>
      <text:p text:style-name="Standard">MIME Type <text:s text:c="22"/>: image/jpeg</text:p>
      <text:p text:style-name="Standard">JFIF Version <text:s text:c="19"/>: 1.01</text:p>
      <text:p text:style-name="Standard">Resolution Unit <text:s text:c="16"/>: None</text:p>
      <text:p text:style-name="Standard">X Resolution <text:s text:c="19"/>: 1</text:p>
      <text:p text:style-name="Standard">Y Resolution <text:s text:c="19"/>: 1</text:p>
      <text:p text:style-name="Standard">Image Width <text:s text:c="20"/>: 640</text:p>
      <text:p text:style-name="Standard">Image Height <text:s text:c="19"/>: 480</text:p>
      <text:p text:style-name="Standard">Encoding Process <text:s text:c="15"/>: Baseline DCT, Huffman coding</text:p>
      <text:p text:style-name="Standard">Bits Per Sample <text:s text:c="16"/>: 8</text:p>
      <text:p text:style-name="Standard">Color Components <text:s text:c="15"/>: 3</text:p>
      <text:p text:style-name="Standard">Y Cb Cr Sub Sampling <text:s text:c="11"/>: YCbCr4:2:2 (2 1)</text:p>
      <text:p text:style-name="Standard">Image Size <text:s text:c="21"/>: 640x480</text:p>
      <text:p text:style-name="Standard">Megapixels <text:s text:c="21"/>: 0.307</text:p>
      <text:p text:style-name="Standard"/>
      <text:p text:style-name="P2"><text:s text:c="31"/>======== extracted_bilder/jpg/00008537.jpg======== </text:p>
      <text:p text:style-name="Standard">ExifTool Version Number <text:s text:c="8"/>: 13.25</text:p>
      <text:p text:style-name="Standard">File Name <text:s text:c="22"/>: 00008537.jpg</text:p>
      <text:p text:style-name="Standard">Directory <text:s text:c="22"/>: extracted_bilder/jpg</text:p>
      <text:p text:style-name="Standard">File Size <text:s text:c="22"/>: 128 kB</text:p>
      <text:p text:style-name="Standard">File Modification Date/Time <text:s text:c="4"/>: 2025:07:31 06:32:35-04:00</text:p>
      <text:p text:style-name="Standard">File Access Date/Time <text:s text:c="10"/>: 2025:07:31 06:32:35-04:00</text:p>
      <text:p text:style-name="Standard">File Inode Change Date/Time <text:s text:c="4"/>: 2025:07:31 06:32:35-04:00</text:p>
      <text:p text:style-name="Standard">File Permissions <text:s text:c="15"/>: -rw-rw-r--</text:p>
      <text:p text:style-name="Standard">File Type <text:s text:c="22"/>: JPEG</text:p>
      <text:p text:style-name="Standard">File Type Extension <text:s text:c="12"/>: jpg</text:p>
      <text:p text:style-name="Standard">MIME Type <text:s text:c="22"/>: image/jpeg</text:p>
      <text:p text:style-name="Standard">JFIF Version <text:s text:c="19"/>: 1.01</text:p>
      <text:p text:style-name="Standard">Resolution Unit <text:s text:c="16"/>: None</text:p>
      <text:p text:style-name="Standard">X Resolution <text:s text:c="19"/>: 1</text:p>
      <text:p text:style-name="Standard">Y Resolution <text:s text:c="19"/>: 1</text:p>
      <text:p text:style-name="Standard">Image Width <text:s text:c="20"/>: 288</text:p>
      <text:p text:style-name="Standard">Image Height <text:s text:c="19"/>: 352</text:p>
      <text:p text:style-name="Standard">Encoding Process <text:s text:c="15"/>: Baseline DCT, Huffman coding</text:p>
      <text:p text:style-name="Standard">Bits Per Sample <text:s text:c="16"/>: 8</text:p>
      <text:p text:style-name="Standard">Color Components <text:s text:c="15"/>: 3</text:p>
      <text:p text:style-name="Standard">Y Cb Cr Sub Sampling <text:s text:c="11"/>: YCbCr4:2:2 (2 1)</text:p>
      <text:p text:style-name="Standard">Image Size <text:s text:c="21"/>: 288x352</text:p>
      <text:p text:style-name="Standard">Megapixels <text:s text:c="21"/>: 0.101</text:p>
      <text:p text:style-name="P2"><text:soft-page-break/><text:s text:c="30"/>======== extracted_bilder/jpg/00001292.jpg======== </text:p>
      <text:p text:style-name="P2"/>
      <text:p text:style-name="Standard">ExifTool Version Number <text:s text:c="8"/>: 13.25</text:p>
      <text:p text:style-name="Standard">File Name <text:s text:c="22"/>: 00001292.jpg</text:p>
      <text:p text:style-name="Standard">Directory <text:s text:c="22"/>: extracted_bilder/jpg</text:p>
      <text:p text:style-name="Standard">File Size <text:s text:c="22"/>: 24 kB</text:p>
      <text:p text:style-name="Standard">File Modification Date/Time <text:s text:c="4"/>: 2025:07:31 06:32:35-04:00</text:p>
      <text:p text:style-name="Standard">File Access Date/Time <text:s text:c="10"/>: 2025:07:31 06:32:35-04:00</text:p>
      <text:p text:style-name="Standard">File Inode Change Date/Time <text:s text:c="4"/>: 2025:07:31 06:32:35-04:00</text:p>
      <text:p text:style-name="Standard">File Permissions <text:s text:c="15"/>: -rw-rw-r--</text:p>
      <text:p text:style-name="Standard">File Type <text:s text:c="22"/>: JPEG</text:p>
      <text:p text:style-name="Standard">File Type Extension <text:s text:c="12"/>: jpg</text:p>
      <text:p text:style-name="Standard">MIME Type <text:s text:c="22"/>: image/jpeg</text:p>
      <text:p text:style-name="Standard">JFIF Version <text:s text:c="19"/>: 1.01</text:p>
      <text:p text:style-name="Standard">Resolution Unit <text:s text:c="16"/>: None</text:p>
      <text:p text:style-name="Standard">X Resolution <text:s text:c="19"/>: 1</text:p>
      <text:p text:style-name="Standard">Y Resolution <text:s text:c="19"/>: 1</text:p>
      <text:p text:style-name="Standard">Image Width <text:s text:c="20"/>: 640</text:p>
      <text:p text:style-name="Standard">Image Height <text:s text:c="19"/>: 480</text:p>
      <text:p text:style-name="Standard">Encoding Process <text:s text:c="15"/>: Baseline DCT, Huffman coding</text:p>
      <text:p text:style-name="Standard">Bits Per Sample <text:s text:c="16"/>: 8</text:p>
      <text:p text:style-name="Standard">Color Components <text:s text:c="15"/>: 3</text:p>
      <text:p text:style-name="Standard">Y Cb Cr Sub Sampling <text:s text:c="11"/>: YCbCr4:2:2 (2 1)</text:p>
      <text:p text:style-name="Standard">Image Size <text:s text:c="21"/>: 640x480</text:p>
      <text:p text:style-name="Standard">Megapixels <text:s text:c="21"/>: 0.307</text:p>
      <text:p text:style-name="Standard"/>
      <text:p text:style-name="Standard"/>
      <text:p text:style-name="Standard">Attribute <text:s text:c="29"/>| <text:s text:c="47"/>Observation <text:s text:c="4"/></text:p>
      <text:p text:style-name="Standard"/>
      <text:p text:style-name="Standard"/>
      <text:p text:style-name="P2">JPEG Format <text:s text:c="22"/>| <text:s text:c="10"/>Likely created by a **digital camera**, mobile phone, or photo app. <text:s text:c="2"/></text:p>
      <text:p text:style-name="P2">Absence of EXIF <text:s text:c="16"/>| <text:s text:c="4"/>No camera model, GPS, or date taken — suggests it may have been <text:s text:c="68"/></text:p>
      <text:p text:style-name="P2"><text:s text:c="45"/>| <text:s text:c="12"/>**stripped** <text:s/></text:p>
      <text:p text:style-name="P2">Size and Dimensions <text:s text:c="10"/>| <text:s text:c="4"/>Medium-small image; could be **contact photo**, **cropped image**, <text:s text:c="99"/></text:p>
      <text:p text:style-name="P2"><text:s text:c="45"/>| <text:s text:c="2"/><text:span text:style-name="T2">or preview</text:span></text:p>
      <text:p text:style-name="P2"><text:s/>Timestamps <text:s text:c="24"/>| Match the PNG file — possibly restored or extracted in batch processing. </text:p>
      <text:p text:style-name="P2"/>
      <text:p text:style-name="P2"/>
      <text:p text:style-name="P2"><text:s text:c="53"/>Summary conclusion:</text:p>
      <text:p text:style-name="P2"/>
      <text:p text:style-name="P2">Signs of deletion or partial corruption |</text:p>
      <text:p text:style-name="P2">Normal metadata <text:s text:c="2"/></text:p>
      <text:p text:style-name="P2">Total image files 6</text:p>
      <text:p text:style-name="P2">Gps Data 0</text:p>
      <text:p text:style-name="P2">Camera info : Camera info may be stripped </text:p>
      <text:p text:style-name="P2"/>
      <text:p text:style-name="P2"/>
      <text:p text:style-name="P2"/>
      <text:p text:style-name="P2"/>
      <text:p text:style-name="P2"><text:soft-page-break/></text:p>
      <text:p text:style-name="P2"><text:span text:style-name="T2"><text:s text:c="41"/>S</text:span>tate Potential Evidential Value</text:p>
      <text:p text:style-name="P2">“Due to the absence of EXIF and GPS data, these images alone do not directly indicate device usage patterns, but their file timestamps and potential naming patterns may still provide supporting evidence in timeline reconstruction or corrobor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1T12:58:11.069405473</meta:creation-date>
    <dc:date>2025-08-01T13:20:17.557546132</dc:date>
    <meta:editing-duration>PT49S</meta:editing-duration>
    <meta:editing-cycles>1</meta:editing-cycles>
    <meta:generator>LibreOffice/25.2.3.2$Linux_X86_64 LibreOffice_project/520$Build-2</meta:generator>
    <meta:document-statistic meta:table-count="0" meta:image-count="0" meta:object-count="0" meta:page-count="5" meta:paragraph-count="174" meta:word-count="885" meta:character-count="8643" meta:non-whitespace-character-count="4756"/>
  </office:meta>
</office:document-meta>
</file>